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solid" svg:stroke-color="#000000" draw:fill="none" draw:fill-color="#ffffff" draw:auto-grow-height="true" draw:auto-grow-width="false" fo:max-height="0cm" fo:min-height="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none" draw:textarea-vertical-align="middle" draw:auto-grow-height="false" fo:min-height="0.749cm" fo:min-width="0.499cm"/>
    </style:style>
    <style:style style:name="gr7" style:family="graphic" style:parent-style-name="objectwithoutfill">
      <style:graphic-properties svg:stroke-color="#ff00ff" draw:fill="none" draw:textarea-horizontal-align="center" draw:textarea-vertical-align="middl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fill-color="#000000" draw:textarea-horizontal-align="justify" draw:textarea-vertical-align="middle" draw:auto-grow-height="false"/>
    </style:style>
    <style:style style:name="pr1" style:family="presentation" style:parent-style-name="標準-title">
      <style:graphic-properties fo:min-height="3.506cm"/>
    </style:style>
    <style:style style:name="pr2" style:family="presentation" style:parent-style-name="標準-subtitle">
      <style:graphic-properties draw:fill-color="#ffffff" fo:min-height="13.859cm"/>
    </style:style>
    <style:style style:name="pr3" style:family="presentation" style:parent-style-name="標準-notes">
      <style:graphic-properties draw:fill-color="#ffffff" fo:min-height="13.364cm"/>
    </style:style>
    <style:style style:name="pr4" style:family="presentation" style:parent-style-name="標準-outline1" style:list-style-name="L4">
      <style:graphic-properties fo:min-height="15.086cm"/>
    </style:style>
    <style:style style:name="pr5" style:family="presentation" style:parent-style-name="標準-title">
      <style:graphic-properties draw:auto-grow-height="true" fo:min-height="3.506cm"/>
    </style:style>
    <style:style style:name="pr6" style:family="presentation" style:parent-style-name="標準-notes">
      <style:graphic-properties draw:fill-color="#ffffff" draw:auto-grow-height="true" fo:min-height="13.364cm"/>
    </style:style>
    <style:style style:name="P1" style:family="paragraph">
      <style:text-properties fo:font-size="18pt" style:font-size-asian="18pt"/>
    </style:style>
    <style:style style:name="P2" style:family="paragraph">
      <style:paragraph-properties fo:text-align="center"/>
    </style:style>
    <style:style style:name="T1" style:family="text">
      <style:text-properties fo:font-size="18pt" style:font-size-asian="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layer="layout" svg:width="25.199cm" svg:height="3.506cm" svg:x="1.4cm" svg:y="0.837cm" presentation:class="title">
          <draw:text-box>
            <text:p>SRM570 div2 hard の解説（自分用）</text:p>
          </draw:text-box>
        </draw:frame>
        <draw:frame presentation:style-name="pr2" draw:layer="layout" svg:width="25.199cm" svg:height="13.859cm" svg:x="1.4cm" svg:y="4.914cm" presentation:class="subtitle">
          <draw:text-box>
            <text:p>◆問題文◆</text:p>
            <text:list text:style-name="L3">
              <text:list-item>
                <text:list>
                  <text:list-item>
                    <text:p>N台のサーバがある</text:p>
                  </text:list-item>
                  <text:list-item>
                    <text:p>サーバは木構造のネットワークを形成してる</text:p>
                  </text:list-item>
                  <text:list-item>
                    <text:p>それぞれのサーバを2組で分けたときの場合の数を求める</text:p>
                    <text:p/>
                  </text:list-item>
                </text:list>
                <text:p>◆条件◆</text:p>
                <text:list>
                  <text:list-item>
                    <text:p>サーバごとにどちらかの組に適当に割り振る</text:p>
                  </text:list-item>
                  <text:list-item>
                    <text:p>一方の組に割り振られたサーバは全体が木構造でなければならない</text:p>
                  </text:list-item>
                  <text:list-item>
                    <text:p>新しくエッジを増やすのは不可</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draw:frame presentation:style-name="pr1" draw:layer="layout" svg:width="25.199cm" svg:height="3.506cm" svg:x="1.4cm" svg:y="0.837cm" presentation:class="title">
          <draw:text-box>
            <text:p>考察</text:p>
          </draw:text-box>
        </draw:frame>
        <draw:frame presentation:style-name="pr4" draw:text-style-name="P1" draw:layer="layout" svg:width="25.199cm" svg:height="15.086cm" svg:x="1.4cm" svg:y="4.914cm" presentation:class="outline" presentation:user-transformed="true">
          <draw:text-box>
            <text:list text:style-name="L4">
              <text:list-item>
                <text:p text:style-name="P1"><text:span text:style-name="T1">木構造</text:span></text:p>
                <text:list>
                  <text:list-item>
                    <text:p text:style-name="P1"><text:span text:style-name="T1">エッジの数</text:span><text:span text:style-name="T1">L</text:span><text:span text:style-name="T1">でノードの数</text:span><text:span text:style-name="T1">N</text:span><text:span text:style-name="T1">とすると</text:span></text:p>
                    <text:p text:style-name="P1"><text:span text:style-name="T1">L+1 = N</text:span></text:p>
                  </text:list-item>
                  <text:list-item>
                    <text:p text:style-name="P1"><text:span text:style-name="T1">もともとの木の部分木の総数を求める</text:span></text:p>
                  </text:list-item>
                </text:list>
              </text:list-item>
              <text:list-item>
                <text:p text:style-name="P1"><text:span text:style-name="T1">部分木の総数を</text:span><text:span text:style-name="T1">dp</text:span><text:span text:style-name="T1">で求める</text:span></text:p>
                <text:list>
                  <text:list-item>
                    <text:p text:style-name="P1"><text:span text:style-name="T1">dp[i] = </text:span><text:span text:style-name="T1">（</text:span><text:span text:style-name="T1">i</text:span><text:span text:style-name="T1">以下のサーバから成り、</text:span><text:span text:style-name="T1">i </text:span><text:span text:style-name="T1">番目のサーバを含む</text:span><text:span text:style-name="T1"><text:tab/></text:span><text:span text:style-name="T1">部分木の総数）</text:span></text:p>
                  </text:list-item>
                  <text:list-item>
                    <text:p text:style-name="P1"><text:span text:style-name="T1">dp[1] =&gt; 2</text:span><text:span text:style-name="T1">～（</text:span><text:span text:style-name="T1">N-1</text:span><text:span text:style-name="T1">）番目のサーバは含まない</text:span></text:p>
                    <text:p text:style-name="P1"><text:span text:style-name="T1">dp[2] =&gt; 2</text:span><text:span text:style-name="T1">番めのサーバを必ず含んでいる</text:span></text:p>
                    <text:p text:style-name="P1"><text:span text:style-name="T1">dp[1]</text:span><text:span text:style-name="T1">と</text:span><text:span text:style-name="T1">dp[2], dp[3]</text:span><text:span text:style-name="T1">・・・で、数え上げに重複はない</text:span></text:p>
                    <text:p text:style-name="P1"><text:span text:style-name="T1">dp[2]</text:span><text:span text:style-name="T1">と</text:span><text:span text:style-name="T1">dp[3], dp[4]</text:span><text:span text:style-name="T1">・・・でも同様</text:span></text:p>
                    <text:list>
                      <text:list-header>
                        <text:p><text:span text:style-name="T1">S = Σdp[i] </text:span><text:span text:style-name="T1">が部分木の総数</text:span></text:p>
                        <text:p><text:span text:style-name="T1">木がなくてもいい</text:span></text:p>
                        <text:list>
                          <text:list-header>
                            <text:p><text:span text:style-name="T1">S+1</text:span><text:span text:style-name="T1">が答え</text:span></text:p>
                          </text:list-header>
                        </text:list>
                      </text:list-header>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draw:frame presentation:style-name="pr5" draw:layer="layout" svg:width="25.199cm" svg:height="3.506cm" svg:x="1.4cm" svg:y="0.837cm" presentation:class="title">
          <draw:text-box>
            <text:p>ちなみに</text:p>
          </draw:text-box>
        </draw:frame>
        <draw:frame draw:style-name="gr2" draw:layer="layout" svg:width="22cm" svg:height="5.793cm" svg:x="3cm" svg:y="10.5cm">
          <draw:text-box>
            <text:p>・{5, 9, 3} → {3, 5, 9} のようにするとこの部分木はdp[9]に必ず含まれている</text:p>
            <text:p><text:tab/>つまり T ≦ S</text:p>
            <text:p/>
            <text:p>・dpテーブルに重複はない</text:p>
            <text:p>・dpテーブルで数えているのは全て部分木</text:p>
            <text:p><text:tab/>つまり T ≧ S</text:p>
            <text:p/>
            <text:p><text:tab/>よって T = S</text:p>
          </draw:text-box>
        </draw:frame>
        <draw:frame draw:style-name="gr3" draw:layer="layout" svg:width="8cm" svg:height="3.734cm" svg:x="2.5cm" svg:y="4.5cm">
          <draw:text-box>
            <text:list text:style-name="L5">
              <text:list-item>
                <text:p>部分木の総数　T</text:p>
                <text:p>{1, 2, 3}</text:p>
                <text:p>{5}</text:p>
                <text:p>{5, 9, 3}</text:p>
                <text:p>・・・</text:p>
              </text:list-item>
            </text:list>
          </draw:text-box>
        </draw:frame>
        <draw:frame draw:style-name="gr3" draw:layer="layout" svg:width="9cm" svg:height="3.734cm" svg:x="16cm" svg:y="4.5cm">
          <draw:text-box>
            <text:list text:style-name="L5">
              <text:list-item>
                <text:p>dpテーブルの総数　S</text:p>
                <text:p>dp[1]</text:p>
                <text:p>dp[2]</text:p>
                <text:p>dp[3]</text:p>
                <text:p>・・・</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draw:custom-shape draw:style-name="gr4" draw:text-style-name="P2" xml:id="id1" draw:id="id1" draw:layer="layout" svg:width="2cm" svg:height="2cm" svg:x="1.6cm" svg:y="4.9cm">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3" draw:id="id3" draw:layer="layout" svg:width="2cm" svg:height="2cm" svg:x="1.6cm" svg:y="15.4cm">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2" draw:id="id2" draw:layer="layout" svg:width="2cm" svg:height="2cm" svg:x="1.6cm" svg:y="9.9cm">
          <text:p text:style-name="P2">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2" draw:layer="layout" draw:type="line" svg:x1="2.6cm" svg:y1="6.9cm" svg:x2="2.6cm" svg:y2="9.9cm" draw:start-shape="id1" draw:start-glue-point="8" draw:end-shape="id2" draw:end-glue-point="4" svg:d="m2600 6900v3000">
          <text:p/>
        </draw:connector>
        <draw:connector draw:style-name="gr5" draw:text-style-name="P2" draw:layer="layout" draw:type="line" svg:x1="2.6cm" svg:y1="11.9cm" svg:x2="2.6cm" svg:y2="15.4cm" draw:start-shape="id2" draw:start-glue-point="8" draw:end-shape="id3" svg:d="m2600 11900v3500">
          <text:p/>
        </draw:connector>
        <draw:frame draw:style-name="gr2" draw:layer="layout" svg:width="5.5cm" svg:height="1.675cm" svg:x="5.6cm" svg:y="15.9cm">
          <draw:text-box>
            <text:p>dp[1]</text:p>
            <text:p>= 1</text:p>
          </draw:text-box>
        </draw:frame>
        <draw:frame draw:style-name="gr2" draw:layer="layout" svg:width="5.5cm" svg:height="2.387cm" svg:x="5.1cm" svg:y="10.9cm">
          <draw:text-box>
            <text:p>dp[2]</text:p>
            <text:p>= dp[1]+1</text:p>
            <text:p>= 2 </text:p>
          </draw:text-box>
        </draw:frame>
        <draw:frame draw:style-name="gr2" draw:layer="layout" svg:width="5cm" svg:height="2.387cm" svg:x="5.1cm" svg:y="5.4cm">
          <draw:text-box>
            <text:p>dp[3]</text:p>
            <text:p>= dp[2] + 1</text:p>
            <text:p>= 3</text:p>
          </draw:text-box>
        </draw:frame>
        <draw:frame draw:style-name="gr2" draw:layer="layout" svg:width="5cm" svg:height="0.963cm" svg:x="10cm" svg:y="15.537cm">
          <draw:text-box>
            <text:p>{1}</text:p>
          </draw:text-box>
        </draw:frame>
        <draw:frame draw:style-name="gr2" draw:layer="layout" svg:width="5cm" svg:height="2.31cm" svg:x="10.1cm" svg:y="9.9cm">
          <draw:text-box>
            <text:p>{2}</text:p>
            <text:p>{1, 2}</text:p>
            <text:p/>
          </draw:text-box>
        </draw:frame>
        <draw:frame draw:style-name="gr2" draw:layer="layout" svg:width="6cm" svg:height="2.387cm" svg:x="9.5cm" svg:y="5cm">
          <draw:text-box>
            <text:p>{3}</text:p>
            <text:p>{2, 3}</text:p>
            <text:p>{1, 2, 3}</text:p>
          </draw:text-box>
        </draw:frame>
        <draw:frame draw:style-name="gr2" draw:layer="layout" svg:width="4.5cm" svg:height="0.886cm" svg:x="1cm" svg:y="2.5cm">
          <draw:text-box>
            <text:p>木グラフ</text:p>
          </draw:text-box>
        </draw:frame>
        <draw:frame draw:style-name="gr2" draw:layer="layout" svg:width="5cm" svg:height="0.963cm" svg:x="4.8cm" svg:y="2.4cm">
          <draw:text-box>
            <text:p>dpテーブル</text:p>
          </draw:text-box>
        </draw:frame>
        <draw:frame draw:style-name="gr2" draw:layer="layout" svg:width="5.5cm" svg:height="0.886cm" svg:x="9cm" svg:y="2.5cm">
          <draw:text-box>
            <text:p>数え上げ</text:p>
          </draw:text-box>
        </draw:frame>
        <draw:custom-shape draw:style-name="gr6" draw:text-style-name="P2" draw:layer="layout" svg:width="0.3cm" svg:height="0.5cm" svg:x="13.3cm" svg:y="5.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2" draw:layer="layout" svg:width="0.4cm" svg:height="1.5cm" svg:x="13.3cm" svg:y="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2" draw:layer="layout" svg:width="0.5cm" svg:height="0.5cm" svg:x="13.5cm" svg:y="10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2" draw:layer="layout" svg:width="0.5cm" svg:height="0.5cm" svg:x="13.5cm" svg:y="1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layer="layout" svg:width="12cm" svg:height="0.963cm" svg:x="14.5cm" svg:y="5cm">
          <draw:text-box>
            <text:p>2以下の部分木を使わない場合</text:p>
          </draw:text-box>
        </draw:frame>
        <draw:frame draw:style-name="gr2" draw:layer="layout" svg:width="11cm" svg:height="0.963cm" svg:x="14.5cm" svg:y="6.5cm">
          <draw:text-box>
            <text:p>2以下の部分木を使った場合</text:p>
          </draw:text-box>
        </draw:frame>
        <draw:frame draw:style-name="gr3" draw:layer="layout" svg:width="9cm" svg:height="2.31cm" svg:x="17cm" svg:y="8cm">
          <draw:text-box>
            <text:p>2以下の部分木(dp[2])は必ず2を含んでいるので必ず3とつなげることができる</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標準">
        <draw:custom-shape draw:style-name="gr4" draw:text-style-name="P2" xml:id="id4" draw:id="id4" draw:layer="layout" svg:width="1cm" svg:height="1cm" svg:x="6.5cm" svg:y="5.8cm">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13" draw:id="id13" draw:layer="layout" svg:width="1cm" svg:height="1cm" svg:x="11cm" svg:y="15.8cm">
          <text:p text:style-name="P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9" draw:id="id9" draw:layer="layout" svg:width="1cm" svg:height="1cm" svg:x="11cm" svg:y="13.3cm">
          <text:p text:style-name="P2">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8" draw:id="id8" draw:layer="layout" svg:width="1cm" svg:height="1cm" svg:x="2cm" svg:y="13.3cm">
          <text:p text:style-name="P2">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12" draw:id="id12" draw:layer="layout" svg:width="1cm" svg:height="1cm" svg:x="5cm" svg:y="18.3cm">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11" draw:id="id11" draw:layer="layout" svg:width="1cm" svg:height="1cm" svg:x="8cm" svg:y="15.8cm">
          <text:p text:style-name="P2">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10" draw:id="id10" draw:layer="layout" svg:width="1cm" svg:height="1cm" svg:x="5cm" svg:y="15.8cm">
          <text:p text:style-name="P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7" draw:id="id7" draw:layer="layout" svg:width="1cm" svg:height="1cm" svg:x="6.5cm" svg:y="13.3cm">
          <text:p text:style-name="P2">1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6" draw:id="id6" draw:layer="layout" svg:width="1cm" svg:height="1cm" svg:x="6.5cm" svg:y="10.8cm">
          <text:p text:style-name="P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5" draw:id="id5" draw:layer="layout" svg:width="1cm" svg:height="1cm" svg:x="6.5cm" svg:y="8.3cm">
          <text:p text:style-name="P2">6</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2" draw:layer="layout" draw:type="line" svg:x1="7cm" svg:y1="6.8cm" svg:x2="7cm" svg:y2="8.3cm" draw:start-shape="id4" draw:start-glue-point="8" draw:end-shape="id5" draw:end-glue-point="4" svg:d="m7000 6800v1500">
          <text:p/>
        </draw:connector>
        <draw:connector draw:style-name="gr5" draw:text-style-name="P2" draw:layer="layout" draw:type="line" svg:x1="7cm" svg:y1="9.3cm" svg:x2="7cm" svg:y2="10.8cm" draw:start-shape="id5" draw:start-glue-point="8" draw:end-shape="id6" draw:end-glue-point="4" svg:d="m7000 9300v1500">
          <text:p/>
        </draw:connector>
        <draw:connector draw:style-name="gr5" draw:text-style-name="P2" draw:layer="layout" draw:type="line" svg:x1="7cm" svg:y1="11.8cm" svg:x2="7cm" svg:y2="13.3cm" draw:start-shape="id6" draw:start-glue-point="8" draw:end-shape="id7" draw:end-glue-point="4" svg:d="m7000 11800v1500">
          <text:p/>
        </draw:connector>
        <draw:connector draw:style-name="gr5" draw:text-style-name="P2" draw:layer="layout" draw:type="line" svg:x1="6.5cm" svg:y1="11.3cm" svg:x2="2.854cm" svg:y2="13.446cm" draw:start-shape="id6" draw:start-glue-point="6" draw:end-shape="id8" draw:end-glue-point="11" svg:d="m6500 11300-3646 2146">
          <text:p/>
        </draw:connector>
        <draw:connector draw:style-name="gr5" draw:text-style-name="P2" draw:layer="layout" draw:type="line" svg:x1="7.5cm" svg:y1="11.3cm" svg:x2="11.146cm" svg:y2="13.446cm" draw:start-shape="id6" draw:start-glue-point="10" draw:end-shape="id9" draw:end-glue-point="5" svg:d="m7500 11300 3646 2146">
          <text:p/>
        </draw:connector>
        <draw:connector draw:style-name="gr5" draw:text-style-name="P2" draw:layer="layout" draw:type="line" svg:x1="6.646cm" svg:y1="14.154cm" svg:x2="5.5cm" svg:y2="15.8cm" draw:start-shape="id7" draw:start-glue-point="7" draw:end-shape="id10" draw:end-glue-point="4" svg:d="m6646 14154-1146 1646">
          <text:p/>
        </draw:connector>
        <draw:connector draw:style-name="gr5" draw:text-style-name="P2" draw:layer="layout" draw:type="line" svg:x1="7.354cm" svg:y1="14.154cm" svg:x2="8.5cm" svg:y2="15.8cm" draw:start-shape="id7" draw:start-glue-point="9" draw:end-shape="id11" draw:end-glue-point="4" svg:d="m7354 14154 1146 1646">
          <text:p/>
        </draw:connector>
        <draw:connector draw:style-name="gr5" draw:text-style-name="P2" draw:layer="layout" draw:type="line" svg:x1="5.5cm" svg:y1="16.8cm" svg:x2="5.5cm" svg:y2="18.3cm" draw:start-shape="id10" draw:start-glue-point="8" draw:end-shape="id12" draw:end-glue-point="4" svg:d="m5500 16800v1500">
          <text:p/>
        </draw:connector>
        <draw:connector draw:style-name="gr5" draw:text-style-name="P2" draw:layer="layout" draw:type="line" svg:x1="11.5cm" svg:y1="14.3cm" svg:x2="11.5cm" svg:y2="15.8cm" draw:start-shape="id9" draw:start-glue-point="8" draw:end-shape="id13" draw:end-glue-point="4" svg:d="m11500 14300v1500">
          <text:p/>
        </draw:connector>
        <draw:custom-shape draw:style-name="gr4" draw:text-style-name="P2" xml:id="id14" draw:id="id14" draw:layer="layout" svg:width="1cm" svg:height="1cm" svg:x="20.5cm" svg:y="5.8cm">
          <text:p text:style-name="P2">1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23" draw:id="id23" draw:layer="layout" svg:width="1cm" svg:height="1cm" svg:x="25cm" svg:y="15.8cm">
          <text:p text:style-name="P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19" draw:id="id19" draw:layer="layout" svg:width="1cm" svg:height="1cm" svg:x="25cm" svg:y="13.3cm">
          <text:p text:style-name="P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18" draw:id="id18" draw:layer="layout" svg:width="1cm" svg:height="1cm" svg:x="16cm" svg:y="13.3cm">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22" draw:id="id22" draw:layer="layout" svg:width="1cm" svg:height="1cm" svg:x="19cm" svg:y="18.3cm">
          <text:p text:style-name="P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21" draw:id="id21" draw:layer="layout" svg:width="1cm" svg:height="1cm" svg:x="22cm" svg:y="15.8cm">
          <text:p text:style-name="P2">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20" draw:id="id20" draw:layer="layout" svg:width="1cm" svg:height="1cm" svg:x="19cm" svg:y="15.8cm">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17" draw:id="id17" draw:layer="layout" svg:width="1cm" svg:height="1cm" svg:x="20.5cm" svg:y="13.3cm">
          <text:p text:style-name="P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16" draw:id="id16" draw:layer="layout" svg:width="1cm" svg:height="1cm" svg:x="20.5cm" svg:y="10.8cm">
          <text:p text:style-name="P2">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15" draw:id="id15" draw:layer="layout" svg:width="1cm" svg:height="1cm" svg:x="20.5cm" svg:y="8.3cm">
          <text:p text:style-name="P2">9</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2" draw:layer="layout" draw:type="line" svg:x1="21cm" svg:y1="6.8cm" svg:x2="21cm" svg:y2="8.3cm" draw:start-shape="id14" draw:start-glue-point="8" draw:end-shape="id15" draw:end-glue-point="4" svg:d="m21000 6800v1500">
          <text:p/>
        </draw:connector>
        <draw:connector draw:style-name="gr5" draw:text-style-name="P2" draw:layer="layout" draw:type="line" svg:x1="21cm" svg:y1="9.3cm" svg:x2="21cm" svg:y2="10.8cm" draw:start-shape="id15" draw:start-glue-point="8" draw:end-shape="id16" draw:end-glue-point="4" svg:d="m21000 9300v1500">
          <text:p/>
        </draw:connector>
        <draw:connector draw:style-name="gr5" draw:text-style-name="P2" draw:layer="layout" draw:type="line" svg:x1="21cm" svg:y1="11.8cm" svg:x2="21cm" svg:y2="13.3cm" draw:start-shape="id16" draw:start-glue-point="8" draw:end-shape="id17" draw:end-glue-point="4" svg:d="m21000 11800v1500">
          <text:p/>
        </draw:connector>
        <draw:connector draw:style-name="gr5" draw:text-style-name="P2" draw:layer="layout" draw:type="line" svg:x1="20.5cm" svg:y1="11.3cm" svg:x2="16.854cm" svg:y2="13.446cm" draw:start-shape="id16" draw:start-glue-point="6" draw:end-shape="id18" draw:end-glue-point="11" svg:d="m20500 11300-3646 2146">
          <text:p/>
        </draw:connector>
        <draw:connector draw:style-name="gr5" draw:text-style-name="P2" draw:layer="layout" draw:type="line" svg:x1="21.5cm" svg:y1="11.3cm" svg:x2="25.146cm" svg:y2="13.446cm" draw:start-shape="id16" draw:start-glue-point="10" draw:end-shape="id19" draw:end-glue-point="5" svg:d="m21500 11300 3646 2146">
          <text:p/>
        </draw:connector>
        <draw:connector draw:style-name="gr5" draw:text-style-name="P2" draw:layer="layout" draw:type="line" svg:x1="20.646cm" svg:y1="14.154cm" svg:x2="19.5cm" svg:y2="15.8cm" draw:start-shape="id17" draw:start-glue-point="7" draw:end-shape="id20" draw:end-glue-point="4" svg:d="m20646 14154-1146 1646">
          <text:p/>
        </draw:connector>
        <draw:connector draw:style-name="gr5" draw:text-style-name="P2" draw:layer="layout" draw:type="line" svg:x1="21.354cm" svg:y1="14.154cm" svg:x2="22.5cm" svg:y2="15.8cm" draw:start-shape="id17" draw:start-glue-point="9" draw:end-shape="id21" draw:end-glue-point="4" svg:d="m21354 14154 1146 1646">
          <text:p/>
        </draw:connector>
        <draw:connector draw:style-name="gr5" draw:text-style-name="P2" draw:layer="layout" draw:type="line" svg:x1="19.5cm" svg:y1="16.8cm" svg:x2="19.5cm" svg:y2="18.3cm" draw:start-shape="id20" draw:start-glue-point="8" draw:end-shape="id22" draw:end-glue-point="4" svg:d="m19500 16800v1500">
          <text:p/>
        </draw:connector>
        <draw:connector draw:style-name="gr5" draw:text-style-name="P2" draw:layer="layout" draw:type="line" svg:x1="25.5cm" svg:y1="14.3cm" svg:x2="25.5cm" svg:y2="15.8cm" draw:start-shape="id19" draw:start-glue-point="8" draw:end-shape="id23" draw:end-glue-point="4" svg:d="m25500 14300v1500">
          <text:p/>
        </draw:connector>
        <draw:path draw:style-name="gr7" draw:text-style-name="P2" draw:layer="layout" svg:width="14.261cm" svg:height="11.939cm" draw:transform="skewX (-4.37499886526696E-017) rotate (-1.89525303474028) translate (29.2242896671234cm 8.89175276138852cm)" svg:viewBox="0 0 14262 11940" svg:d="m366 9947c273 41 522-66 789-106 265-40 509-165 772-234 259-67 548-106 756-280 213-179 439-343 701-369 289-28 576-111 860-50 348 75 676 233 933 484 234 227 392 434 592 651 206 223 413 416 575 685 254 420 600 525 871 849 226 269 606 247 926 301 278 47 554 69 844 61 258-7 528 13 765-97 280-130 454-445 404-774-42-279-53-564-122-837-63-253-195-497-408-661-245-189-383-488-631-690-279-229-550-529-902-548-366-21-559-379-329-581 214-187 549-267 830-66 236 170 565 212 845 141 382-97 745-276 1090-473 241-138 507-239 780-289 264-48 501-152 756-201 268-52 473-185 725-297 263-117 529-216 739-408s540-178 677-441c136-259 1-557-66-828-66-261-157-629-457-644-260-12-491 173-740 249-292 90-582 162-876 241-270 72-530 187-804 218-291 33-530 153-820 169-232 13-938 282-725-101 183-330 335-480 587-703 236-208 233-605 93-909-108-238-262-569-614-485-258 62-530-14-797 3-292 18-643 80-820 329-193 273-429 453-644 695-219 245-320 528-571 750s-343 578-540 846c-159 217-375 581-660 488-255-84-283-447-393-692-152-339 111-627 269-862 171-252 374-484 588-702 217-219 319-548 620-687 297-138 468-442 755-600 261-144 541-233 788-424 240-187 589-168 843-337 198-131 505-172 445-575-46-312-240-504-345-788-140-377-455-398-702-348-254 52-511 110-756 201-268 99-547 172-813 273-261 99-546 115-795 241-244 123-522 156-749 305-230 149-457 305-660 487-243 218-358 541-404 855-48 332-14 673-61 1004-41 286-4 545-62 844-55 287-9 597-164 853-188 311-450 555-667 863-206 292-406 322-652 432-287 129-583 205-876 321-262 105-490 272-748 385-278 122-593 131-876 241l-255 33h-80">
          <text:p/>
        </draw:path>
        <draw:custom-shape draw:style-name="gr8" draw:text-style-name="P2" draw:layer="layout" svg:width="0.5cm" svg:height="1.5cm" svg:x="17.5cm" svg:y="6.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2" draw:layer="layout" svg:width="0.5cm" svg:height="1.5cm" svg:x="23.6cm" svg:y="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2" draw:layer="layout" svg:width="3.5cm" svg:height="2cm" svg:x="12.2cm" svg:y="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11cm" svg:height="4.138cm" svg:x="2.5cm" svg:y="1.5cm">
          <draw:text-box>
            <text:p>dpできるように番号を付け直す</text:p>
            <text:p/>
            <text:p>適当に根を選んで根付き木を作成</text:p>
            <text:p/>
            <text:p>木を囲むように線を引いていき</text:p>
            <text:p>ノードの右側を通る順に番号をつける</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draw:custom-shape draw:style-name="gr4" draw:text-style-name="P2" xml:id="id24" draw:id="id24" draw:layer="layout" svg:width="1cm" svg:height="1cm" svg:x="6.501cm" svg:y="3.8cm">
          <text:p text:style-name="P2">1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33" draw:id="id33" draw:layer="layout" svg:width="1cm" svg:height="1cm" svg:x="11.001cm" svg:y="13.8cm">
          <text:p text:style-name="P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29" draw:id="id29" draw:layer="layout" svg:width="1cm" svg:height="1cm" svg:x="11.001cm" svg:y="11.3cm">
          <text:p text:style-name="P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28" draw:id="id28" draw:layer="layout" svg:width="1cm" svg:height="1cm" svg:x="2.001cm" svg:y="11.3cm">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32" draw:id="id32" draw:layer="layout" svg:width="1cm" svg:height="1cm" svg:x="5.001cm" svg:y="16.3cm">
          <text:p text:style-name="P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31" draw:id="id31" draw:layer="layout" svg:width="1cm" svg:height="1cm" svg:x="8.001cm" svg:y="13.8cm">
          <text:p text:style-name="P2">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30" draw:id="id30" draw:layer="layout" svg:width="1cm" svg:height="1cm" svg:x="5.001cm" svg:y="13.8cm">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27" draw:id="id27" draw:layer="layout" svg:width="1cm" svg:height="1cm" svg:x="6.501cm" svg:y="11.3cm">
          <text:p text:style-name="P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26" draw:id="id26" draw:layer="layout" svg:width="1cm" svg:height="1cm" svg:x="6.501cm" svg:y="8.8cm">
          <text:p text:style-name="P2">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25" draw:id="id25" draw:layer="layout" svg:width="1cm" svg:height="1cm" svg:x="6.501cm" svg:y="6.3cm">
          <text:p text:style-name="P2">9</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2" draw:layer="layout" draw:type="line" svg:x1="7.001cm" svg:y1="4.8cm" svg:x2="7.001cm" svg:y2="6.3cm" draw:start-shape="id24" draw:start-glue-point="8" draw:end-shape="id25" draw:end-glue-point="4" svg:d="m7001 4800v1500">
          <text:p/>
        </draw:connector>
        <draw:connector draw:style-name="gr5" draw:text-style-name="P2" draw:layer="layout" draw:type="line" svg:x1="7.001cm" svg:y1="7.3cm" svg:x2="7.001cm" svg:y2="8.8cm" draw:start-shape="id25" draw:start-glue-point="8" draw:end-shape="id26" draw:end-glue-point="4" svg:d="m7001 7300v1500">
          <text:p/>
        </draw:connector>
        <draw:connector draw:style-name="gr5" draw:text-style-name="P2" draw:layer="layout" draw:type="line" svg:x1="7.001cm" svg:y1="9.8cm" svg:x2="7.001cm" svg:y2="11.3cm" draw:start-shape="id26" draw:start-glue-point="8" draw:end-shape="id27" draw:end-glue-point="4" svg:d="m7001 9800v1500">
          <text:p/>
        </draw:connector>
        <draw:connector draw:style-name="gr5" draw:text-style-name="P2" draw:layer="layout" draw:type="line" svg:x1="6.501cm" svg:y1="9.3cm" svg:x2="2.855cm" svg:y2="11.446cm" draw:start-shape="id26" draw:start-glue-point="6" draw:end-shape="id28" draw:end-glue-point="11" svg:d="m6501 9300-3646 2146">
          <text:p/>
        </draw:connector>
        <draw:connector draw:style-name="gr5" draw:text-style-name="P2" draw:layer="layout" draw:type="line" svg:x1="7.501cm" svg:y1="9.3cm" svg:x2="11.147cm" svg:y2="11.446cm" draw:start-shape="id26" draw:start-glue-point="10" draw:end-shape="id29" draw:end-glue-point="5" svg:d="m7501 9300 3646 2146">
          <text:p/>
        </draw:connector>
        <draw:connector draw:style-name="gr5" draw:text-style-name="P2" draw:layer="layout" draw:type="line" svg:x1="6.647cm" svg:y1="12.154cm" svg:x2="5.501cm" svg:y2="13.8cm" draw:start-shape="id27" draw:start-glue-point="7" draw:end-shape="id30" draw:end-glue-point="4" svg:d="m6647 12154-1146 1646">
          <text:p/>
        </draw:connector>
        <draw:connector draw:style-name="gr5" draw:text-style-name="P2" draw:layer="layout" draw:type="line" svg:x1="7.355cm" svg:y1="12.154cm" svg:x2="8.501cm" svg:y2="13.8cm" draw:start-shape="id27" draw:start-glue-point="9" draw:end-shape="id31" draw:end-glue-point="4" svg:d="m7355 12154 1146 1646">
          <text:p/>
        </draw:connector>
        <draw:connector draw:style-name="gr5" draw:text-style-name="P2" draw:layer="layout" draw:type="line" svg:x1="5.501cm" svg:y1="14.8cm" svg:x2="5.501cm" svg:y2="16.3cm" draw:start-shape="id30" draw:start-glue-point="8" draw:end-shape="id32" draw:end-glue-point="4" svg:d="m5501 14800v1500">
          <text:p/>
        </draw:connector>
        <draw:connector draw:style-name="gr5" draw:text-style-name="P2" draw:layer="layout" draw:type="line" svg:x1="11.501cm" svg:y1="12.3cm" svg:x2="11.501cm" svg:y2="13.8cm" draw:start-shape="id29" draw:start-glue-point="8" draw:end-shape="id33" draw:end-glue-point="4" svg:d="m11501 12300v1500">
          <text:p/>
        </draw:connector>
        <draw:frame draw:style-name="gr2" draw:layer="layout" svg:width="11cm" svg:height="10.95cm" svg:x="16.5cm" svg:y="2.5cm">
          <draw:text-box>
            <text:p>番号をつけた順にDPしていく</text:p>
            <text:p/>
            <text:p>葉については</text:p>
            <text:p><text:tab/>dp[n] = 1</text:p>
            <text:p/>
            <text:p>親ノードについては</text:p>
            <text:p>子ノードについて積をとる</text:p>
            <text:p><text:tab/>dp[n] = Π(dp[i]+1)</text:p>
            <text:p/>
            <text:p>例えば</text:p>
            <text:p>dp[1] = dp[2] = dp[4] = dp[6] = 1</text:p>
            <text:p/>
            <text:p>dp[3] = dp[2]+1</text:p>
            <text:p>dp[8] = (dp[1]+1)*(dp[5]+1)*(dp[7]+1)</text:p>
            <text:p/>
            <text:p>答え　=　Σdp[i] + 1 = 143 + 1 = 144</text:p>
          </draw:text-box>
        </draw:frame>
        <draw:frame draw:style-name="gr2" draw:layer="layout" svg:width="1cm" svg:height="0.963cm" svg:x="6cm" svg:y="16.5cm">
          <draw:text-box>
            <text:p>1</text:p>
          </draw:text-box>
        </draw:frame>
        <draw:frame draw:style-name="gr2" draw:layer="layout" svg:width="1cm" svg:height="0.963cm" svg:x="6cm" svg:y="14.5cm">
          <draw:text-box>
            <text:p>2</text:p>
          </draw:text-box>
        </draw:frame>
        <draw:frame draw:style-name="gr2" draw:layer="layout" svg:width="1cm" svg:height="0.963cm" svg:x="9cm" svg:y="14.5cm">
          <draw:text-box>
            <text:p>1</text:p>
          </draw:text-box>
        </draw:frame>
        <draw:frame draw:style-name="gr2" draw:layer="layout" svg:width="1cm" svg:height="0.963cm" svg:x="7.5cm" svg:y="11.5cm">
          <draw:text-box>
            <text:p>6</text:p>
          </draw:text-box>
        </draw:frame>
        <draw:frame draw:style-name="gr2" draw:layer="layout" svg:width="1cm" svg:height="0.963cm" svg:x="11.5cm" svg:y="15cm">
          <draw:text-box>
            <text:p>1</text:p>
          </draw:text-box>
        </draw:frame>
        <draw:frame draw:style-name="gr2" draw:layer="layout" svg:width="0.5cm" svg:height="0.963cm" svg:x="11.6cm" svg:y="12cm">
          <draw:text-box>
            <text:p>2</text:p>
          </draw:text-box>
        </draw:frame>
        <draw:frame draw:style-name="gr2" draw:layer="layout" svg:width="0.5cm" svg:height="0.963cm" svg:x="3.5cm" svg:y="12cm">
          <draw:text-box>
            <text:p>1</text:p>
          </draw:text-box>
        </draw:frame>
        <draw:frame draw:style-name="gr2" draw:layer="layout" svg:width="2cm" svg:height="0.963cm" svg:x="8cm" svg:y="9cm">
          <draw:text-box>
            <text:p>42</text:p>
          </draw:text-box>
        </draw:frame>
        <draw:frame draw:style-name="gr2" draw:layer="layout" svg:width="2cm" svg:height="0.963cm" svg:x="7.5cm" svg:y="7cm">
          <draw:text-box>
            <text:p>43</text:p>
          </draw:text-box>
        </draw:frame>
        <draw:frame draw:style-name="gr2" draw:layer="layout" svg:width="2cm" svg:height="0.963cm" svg:x="7.5cm" svg:y="4.537cm">
          <draw:text-box>
            <text:p>44</text:p>
          </draw:text-box>
        </draw:frame>
        <draw:frame draw:style-name="gr3" draw:layer="layout" svg:width="9.5cm" svg:height="0.963cm" svg:x="1.5cm" svg:y="1cm">
          <draw:text-box>
            <text:p>Test Case #4</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3-02-15T00:27:54.74</meta:creation-date>
    <meta:editing-duration>PT3M10S</meta:editing-duration>
    <meta:editing-cycles>2</meta:editing-cycles>
    <dc:date>2013-02-15T02:50:35.49</dc:date>
    <meta:document-statistic meta:object-count="136"/>
    <meta:generator>OpenOffice.org/3.3$Win32 OpenOffice.org_project/330m20$Build-9567</meta:generator>
  </office:meta>
</office:document-meta>
</file>